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style:font-name-complex="Arial" style:text-underline-type="single" style:text-underline-style="solid" style:text-underline-width="auto" style:text-underline-mode="continuous" fo:language="en" fo:country="GB"/>
    </style:style>
    <style:style style:name="P2" style:parent-style-name="Standard" style:family="paragraph">
      <style:text-properties style:font-name="Arial" style:font-name-complex="Arial" fo:language="en" fo:country="GB"/>
    </style:style>
    <style:style style:name="T3" style:parent-style-name="Absatz-Standardschriftart" style:family="text">
      <style:text-properties style:font-name="Arial" style:font-name-complex="Arial" fo:font-weight="bold" style:font-weight-asian="bold" fo:language="en" fo:country="GB"/>
    </style:style>
    <style:style style:name="T4" style:parent-style-name="Absatz-Standardschriftart" style:family="text">
      <style:text-properties style:font-name="Arial" style:font-name-complex="Arial" fo:font-weight="bold" style:font-weight-asian="bold" fo:language="en" fo:country="GB"/>
    </style:style>
    <style:style style:name="T5" style:parent-style-name="Absatz-Standardschriftart" style:family="text">
      <style:text-properties style:font-name="Arial" style:font-name-complex="Arial" fo:language="en" fo:country="GB"/>
    </style:style>
    <style:style style:name="T6" style:parent-style-name="Absatz-Standardschriftart" style:family="text">
      <style:text-properties style:font-name="Arial" style:font-name-complex="Arial" fo:language="en" fo:country="GB"/>
    </style:style>
    <style:style style:name="T7" style:parent-style-name="Absatz-Standardschriftart" style:family="text">
      <style:text-properties style:font-name="Arial" style:font-name-complex="Arial" fo:language="en" fo:country="GB"/>
    </style:style>
    <style:style style:name="T8" style:parent-style-name="Absatz-Standardschriftart" style:family="text">
      <style:text-properties style:font-name="Arial" style:font-name-complex="Arial" fo:language="en" fo:country="GB"/>
    </style:style>
    <style:style style:name="T9" style:parent-style-name="Absatz-Standardschriftart" style:family="text">
      <style:text-properties style:font-name="Arial" style:font-name-asian="MS Gothic" style:font-name-complex="Arial"/>
    </style:style>
    <style:style style:name="T10" style:parent-style-name="Absatz-Standardschriftart" style:family="text">
      <style:text-properties style:font-name="Arial" style:font-name-complex="Arial" fo:language="en" fo:country="GB"/>
    </style:style>
    <style:style style:name="P11" style:parent-style-name="NurText" style:family="paragraph">
      <style:paragraph-properties fo:text-align="justify"/>
    </style:style>
    <style:style style:name="T12" style:parent-style-name="Absatz-Standardschriftart" style:family="text">
      <style:text-properties style:font-name="Arial" style:font-name-complex="Arial" fo:font-weight="bold" style:font-weight-asian="bold" fo:color="#00B050" style:font-size-complex="11pt"/>
    </style:style>
    <style:style style:name="T13" style:parent-style-name="Absatz-Standardschriftart" style:family="text">
      <style:text-properties style:font-name="Arial" style:font-name-complex="Arial" fo:color="#00B050" style:font-size-complex="11pt"/>
    </style:style>
    <style:style style:name="T14" style:parent-style-name="Absatz-Standardschriftart" style:family="text">
      <style:text-properties style:font-name="Arial" style:font-name-complex="Arial" fo:color="#00B050" style:font-size-complex="11pt"/>
    </style:style>
    <style:style style:name="T15" style:parent-style-name="Absatz-Standardschriftart" style:family="text">
      <style:text-properties style:font-name="Arial" style:font-name-complex="Arial" fo:color="#00B050" style:font-size-complex="11pt"/>
    </style:style>
    <style:style style:name="T16" style:parent-style-name="Absatz-Standardschriftart" style:family="text">
      <style:text-properties style:font-name="Arial" style:font-name-complex="Arial" fo:color="#00B050" style:font-size-complex="11pt"/>
    </style:style>
    <style:style style:name="T17" style:parent-style-name="Absatz-Standardschriftart" style:family="text">
      <style:text-properties style:font-name="Arial" style:font-name-complex="Arial" fo:color="#00B050" style:font-size-complex="11pt"/>
    </style:style>
    <style:style style:name="T18" style:parent-style-name="Absatz-Standardschriftart" style:family="text">
      <style:text-properties style:font-name="Arial" style:font-name-complex="Arial" fo:color="#00B050" style:font-size-complex="11pt"/>
    </style:style>
    <style:style style:name="T19" style:parent-style-name="Absatz-Standardschriftart" style:family="text">
      <style:text-properties style:font-name="Arial" style:font-name-complex="Arial" fo:color="#00B050" style:font-size-complex="11pt"/>
    </style:style>
    <style:style style:name="T20" style:parent-style-name="Absatz-Standardschriftart" style:family="text">
      <style:text-properties style:font-name="Arial" style:font-name-complex="Arial" fo:color="#00B050" style:font-size-complex="11pt"/>
    </style:style>
    <style:style style:name="T21" style:parent-style-name="Absatz-Standardschriftart" style:family="text">
      <style:text-properties style:font-name="Arial" style:font-name-complex="Arial" fo:color="#00B050" style:font-size-complex="11pt"/>
    </style:style>
    <style:style style:name="P22" style:parent-style-name="NurText" style:family="paragraph">
      <style:paragraph-properties fo:text-align="justify"/>
      <style:text-properties style:font-name="Arial" style:font-name-complex="Arial" fo:color="#00B050" style:font-size-complex="11pt"/>
    </style:style>
    <style:style style:name="P23" style:parent-style-name="NurText" style:family="paragraph">
      <style:paragraph-properties fo:text-align="justify"/>
      <style:text-properties style:font-name="Arial" style:font-name-complex="Arial" fo:color="#00B050" style:font-size-complex="11pt"/>
    </style:style>
    <style:style style:name="P24" style:parent-style-name="NurText" style:family="paragraph">
      <style:paragraph-properties fo:text-align="justify"/>
    </style:style>
    <style:style style:name="T25" style:parent-style-name="Absatz-Standardschriftart" style:family="text">
      <style:text-properties style:font-name="Arial" style:font-name-complex="Arial" fo:color="#00B050" style:font-size-complex="11pt"/>
    </style:style>
    <style:style style:name="T26" style:parent-style-name="Absatz-Standardschriftart" style:family="text">
      <style:text-properties style:font-name="Arial" style:font-name-complex="Arial" fo:color="#00B050" style:font-size-complex="11pt"/>
    </style:style>
    <style:style style:name="P27" style:parent-style-name="Standard" style:family="paragraph">
      <style:text-properties style:font-name="Arial" style:font-name-complex="Arial" fo:language="en" fo:country="GB"/>
    </style:style>
    <style:style style:name="T28" style:parent-style-name="Absatz-Standardschriftart" style:family="text">
      <style:text-properties style:font-name="Arial" style:font-name-complex="Arial" fo:language="en" fo:country="GB"/>
    </style:style>
    <style:style style:name="T29" style:parent-style-name="Absatz-Standardschriftart" style:family="text">
      <style:text-properties style:font-name="Arial" style:font-name-asian="MS Gothic" style:font-name-complex="Arial"/>
    </style:style>
    <style:style style:name="T30" style:parent-style-name="Absatz-Standardschriftart" style:family="text">
      <style:text-properties style:font-name="Arial" style:font-name-complex="Arial" fo:language="en" fo:country="GB"/>
    </style:style>
    <style:style style:name="P31" style:parent-style-name="NurText" style:family="paragraph">
      <style:paragraph-properties fo:text-align="justify"/>
    </style:style>
    <style:style style:name="T32" style:parent-style-name="Absatz-Standardschriftart" style:family="text">
      <style:text-properties style:font-name="Arial" style:font-name-complex="Arial" fo:font-weight="bold" style:font-weight-asian="bold" fo:color="#00B050" style:font-size-complex="11pt"/>
    </style:style>
    <style:style style:name="T33" style:parent-style-name="Absatz-Standardschriftart" style:family="text">
      <style:text-properties style:font-name="Arial" style:font-name-complex="Arial" fo:color="#00B050" style:font-size-complex="11pt"/>
    </style:style>
    <style:style style:name="P34" style:parent-style-name="NurText" style:family="paragraph">
      <style:paragraph-properties fo:text-align="justify"/>
      <style:text-properties style:font-name="Arial" style:font-name-complex="Arial" fo:color="#00B050" style:font-size-complex="11pt"/>
    </style:style>
    <style:style style:name="P35" style:parent-style-name="NurText" style:family="paragraph">
      <style:paragraph-properties fo:text-align="justify"/>
      <style:text-properties style:font-name="Arial" style:font-name-complex="Arial" fo:color="#00B050" style:font-size-complex="11pt"/>
    </style:style>
    <style:style style:name="P36" style:parent-style-name="NurText" style:family="paragraph">
      <style:paragraph-properties fo:text-align="justify"/>
    </style:style>
    <style:style style:name="T37" style:parent-style-name="Absatz-Standardschriftart" style:family="text">
      <style:text-properties style:font-name="Arial" style:font-name-complex="Arial" fo:color="#00B050" style:font-size-complex="11pt"/>
    </style:style>
    <style:style style:name="T38" style:parent-style-name="Absatz-Standardschriftart" style:family="text">
      <style:text-properties style:font-name="Arial" style:font-name-complex="Arial" fo:color="#00B050" style:text-position="super 63.6%" style:font-size-complex="11pt"/>
    </style:style>
    <style:style style:name="T39" style:parent-style-name="Absatz-Standardschriftart" style:family="text">
      <style:text-properties style:font-name="Arial" style:font-name-complex="Arial" fo:color="#00B050" style:font-size-complex="11pt"/>
    </style:style>
    <style:style style:name="P40" style:parent-style-name="NurText" style:family="paragraph">
      <style:paragraph-properties fo:text-align="justify"/>
      <style:text-properties style:font-name="Arial" style:font-name-complex="Arial" fo:color="#00B050" style:font-size-complex="11pt"/>
    </style:style>
    <style:style style:name="P41" style:parent-style-name="NurText" style:family="paragraph">
      <style:paragraph-properties fo:text-align="justify"/>
      <style:text-properties style:font-name="Arial" style:font-name-complex="Arial" fo:color="#00B050" style:font-size-complex="11pt"/>
    </style:style>
    <style:style style:name="P42" style:parent-style-name="NurText" style:family="paragraph">
      <style:paragraph-properties fo:text-align="justify"/>
    </style:style>
    <style:style style:name="T43" style:parent-style-name="Absatz-Standardschriftart" style:family="text">
      <style:text-properties style:font-name="Arial" style:font-name-complex="Arial" fo:color="#00B050" style:font-size-complex="11pt"/>
    </style:style>
    <style:style style:name="T44" style:parent-style-name="Absatz-Standardschriftart" style:family="text">
      <style:text-properties style:font-name="Arial" style:font-name-complex="Arial" fo:font-style="italic" style:font-style-asian="italic" style:font-style-complex="italic" fo:color="#00B050" style:font-size-complex="11pt"/>
    </style:style>
    <style:style style:name="T45" style:parent-style-name="Absatz-Standardschriftart" style:family="text">
      <style:text-properties style:font-name="Arial" style:font-name-complex="Arial" fo:color="#00B050" style:font-size-complex="11pt"/>
    </style:style>
    <style:style style:name="T46" style:parent-style-name="Absatz-Standardschriftart" style:family="text">
      <style:text-properties style:font-name="Arial" style:font-name-complex="Arial" fo:font-style="italic" style:font-style-asian="italic" style:font-style-complex="italic" fo:color="#00B050" style:font-size-complex="11pt"/>
    </style:style>
    <style:style style:name="T47" style:parent-style-name="Absatz-Standardschriftart" style:family="text">
      <style:text-properties style:font-name="Arial" style:font-name-complex="Arial" fo:color="#00B050" style:font-size-complex="11pt"/>
    </style:style>
    <style:style style:name="T48" style:parent-style-name="Absatz-Standardschriftart" style:family="text">
      <style:text-properties style:font-name="Arial" style:font-name-complex="Arial" fo:font-style="italic" style:font-style-asian="italic" style:font-style-complex="italic" fo:color="#00B050" style:font-size-complex="11pt"/>
    </style:style>
    <style:style style:name="T49" style:parent-style-name="Absatz-Standardschriftart" style:family="text">
      <style:text-properties style:font-name="Arial" style:font-name-complex="Arial" fo:color="#00B050" style:font-size-complex="11pt"/>
    </style:style>
    <style:style style:name="T50" style:parent-style-name="Absatz-Standardschriftart" style:family="text">
      <style:text-properties style:font-name="Arial" style:font-name-complex="Arial" fo:language="en" fo:country="GB"/>
    </style:style>
    <style:style style:name="T51" style:parent-style-name="Absatz-Standardschriftart" style:family="text">
      <style:text-properties style:font-name="Arial" style:font-name-asian="MS Gothic" style:font-name-complex="Arial"/>
    </style:style>
    <style:style style:name="T52" style:parent-style-name="Absatz-Standardschriftart" style:family="text">
      <style:text-properties style:font-name="Arial" style:font-name-complex="Arial" fo:language="en" fo:country="GB"/>
    </style:style>
    <style:style style:name="T53" style:parent-style-name="Absatz-Standardschriftart" style:family="text">
      <style:text-properties style:font-name="Arial" style:font-name-complex="Arial" fo:font-weight="bold" style:font-weight-asian="bold" fo:color="#00B050" fo:language="en" fo:country="GB"/>
    </style:style>
    <style:style style:name="T54" style:parent-style-name="Absatz-Standardschriftart" style:family="text">
      <style:text-properties style:font-name="Arial" style:font-name-complex="Arial" fo:color="#00B050" fo:language="en" fo:country="GB"/>
    </style:style>
    <style:style style:name="T55" style:parent-style-name="Absatz-Standardschriftart" style:family="text">
      <style:text-properties style:font-name="Arial" style:font-name-complex="Arial" fo:color="#00B050" fo:language="en" fo:country="GB"/>
    </style:style>
    <style:style style:name="T56" style:parent-style-name="Absatz-Standardschriftart" style:family="text">
      <style:text-properties style:font-name="Arial" style:font-name-complex="Arial" fo:color="#00B050" fo:language="en" fo:country="GB"/>
    </style:style>
    <style:style style:name="T57" style:parent-style-name="Absatz-Standardschriftart" style:family="text">
      <style:text-properties style:font-name="Arial" style:font-name-complex="Arial" fo:language="en" fo:country="GB"/>
    </style:style>
    <style:style style:name="T58" style:parent-style-name="Absatz-Standardschriftart" style:family="text">
      <style:text-properties style:font-name="Arial" style:font-name-complex="Arial" fo:language="en" fo:country="GB"/>
    </style:style>
    <style:style style:name="T59" style:parent-style-name="Absatz-Standardschriftart" style:family="text">
      <style:text-properties style:font-name="Arial" style:font-name-complex="Arial" fo:language="en" fo:country="GB"/>
    </style:style>
    <style:style style:name="T60" style:parent-style-name="Absatz-Standardschriftart" style:family="text">
      <style:text-properties style:font-name="Arial" style:font-name-complex="Arial" fo:font-weight="bold" style:font-weight-asian="bold" fo:language="en" fo:country="GB"/>
    </style:style>
    <style:style style:name="T61" style:parent-style-name="Absatz-Standardschriftart" style:family="text">
      <style:text-properties style:font-name="Arial" style:font-name-complex="Arial" fo:font-weight="bold" style:font-weight-asian="bold" fo:language="en" fo:country="GB"/>
    </style:style>
    <style:style style:name="T62" style:parent-style-name="Absatz-Standardschriftart" style:family="text">
      <style:text-properties style:font-name="Arial" style:font-name-complex="Arial" fo:language="en" fo:country="GB"/>
    </style:style>
    <style:style style:name="T63" style:parent-style-name="Absatz-Standardschriftart" style:family="text">
      <style:text-properties style:font-name="Arial" style:font-name-complex="Arial" fo:language="en" fo:country="GB"/>
    </style:style>
    <style:style style:name="T64" style:parent-style-name="Absatz-Standardschriftart" style:family="text">
      <style:text-properties style:font-name="Arial" style:font-name-complex="Arial" fo:language="en" fo:country="GB"/>
    </style:style>
    <style:style style:name="T65" style:parent-style-name="Absatz-Standardschriftart" style:family="text">
      <style:text-properties style:font-name="Arial" style:font-name-complex="Arial" fo:font-weight="bold" style:font-weight-asian="bold" fo:color="#00B050" fo:language="en" fo:country="GB"/>
    </style:style>
    <style:style style:name="T66" style:parent-style-name="Absatz-Standardschriftart" style:family="text">
      <style:text-properties style:font-name="Arial" style:font-name-complex="Arial" fo:color="#00B050" fo:language="en" fo:country="GB"/>
    </style:style>
    <style:style style:name="T67" style:parent-style-name="Absatz-Standardschriftart" style:family="text">
      <style:text-properties style:font-name="Arial" style:font-name-complex="Arial" fo:language="en" fo:country="GB"/>
    </style:style>
    <style:style style:name="T68" style:parent-style-name="Absatz-Standardschriftart" style:family="text">
      <style:text-properties style:font-name="Arial" style:font-name-complex="Arial" fo:language="en" fo:country="GB"/>
    </style:style>
    <style:style style:name="T69" style:parent-style-name="Absatz-Standardschriftart" style:family="text">
      <style:text-properties style:font-name="Arial" style:font-name-complex="Arial" fo:language="en" fo:country="GB"/>
    </style:style>
    <style:style style:name="T70" style:parent-style-name="Absatz-Standardschriftart" style:family="text">
      <style:text-properties style:font-name="Arial" style:font-name-complex="Arial" fo:language="en" fo:country="GB"/>
    </style:style>
    <style:style style:name="T71" style:parent-style-name="Absatz-Standardschriftart" style:family="text">
      <style:text-properties style:font-name="Arial" style:font-name-complex="Arial" fo:font-weight="bold" style:font-weight-asian="bold" fo:color="#00B050" fo:language="en" fo:country="GB"/>
    </style:style>
    <style:style style:name="T72" style:parent-style-name="Absatz-Standardschriftart" style:family="text">
      <style:text-properties style:font-name="Arial" style:font-name-complex="Arial" fo:color="#00B050" fo:language="en" fo:country="GB"/>
    </style:style>
    <style:style style:name="T73" style:parent-style-name="Absatz-Standardschriftart" style:family="text">
      <style:text-properties style:font-name="Arial" style:font-name-complex="Arial" fo:language="en" fo:country="GB"/>
    </style:style>
    <style:style style:name="T74" style:parent-style-name="Absatz-Standardschriftart" style:family="text">
      <style:text-properties style:font-name="Arial" style:font-name-complex="Arial" fo:language="en" fo:country="GB"/>
    </style:style>
    <style:style style:name="T75" style:parent-style-name="Absatz-Standardschriftart" style:family="text">
      <style:text-properties style:font-name="Arial" style:font-name-complex="Arial" fo:language="en" fo:country="GB"/>
    </style:style>
    <style:style style:name="T76" style:parent-style-name="Absatz-Standardschriftart" style:family="text">
      <style:text-properties style:font-name="Arial" style:font-name-complex="Arial" fo:font-weight="bold" style:font-weight-asian="bold" fo:color="#00B050" fo:language="en" fo:country="GB"/>
    </style:style>
    <style:style style:name="T77" style:parent-style-name="Absatz-Standardschriftart" style:family="text">
      <style:text-properties style:font-name="Arial" style:font-name-complex="Arial" fo:color="#00B050" fo:language="en" fo:country="GB"/>
    </style:style>
    <style:style style:name="T78" style:parent-style-name="Absatz-Standardschriftart" style:family="text">
      <style:text-properties style:font-name="Arial" style:font-name-complex="Arial" fo:color="#00B050" fo:language="en" fo:country="GB"/>
    </style:style>
    <style:style style:name="T79" style:parent-style-name="Absatz-Standardschriftart" style:family="text">
      <style:text-properties style:font-name="Arial" style:font-name-complex="Arial" fo:color="#00B050" fo:language="en" fo:country="GB"/>
    </style:style>
    <style:style style:name="T80" style:parent-style-name="Absatz-Standardschriftart" style:family="text">
      <style:text-properties style:font-name="Arial" style:font-name-complex="Arial" fo:font-style="italic" style:font-style-asian="italic" style:font-style-complex="italic" fo:color="#00B050" fo:language="en" fo:country="GB"/>
    </style:style>
    <style:style style:name="T81" style:parent-style-name="Absatz-Standardschriftart" style:family="text">
      <style:text-properties style:font-name="Arial" style:font-name-complex="Arial" fo:color="#00B050" fo:language="en" fo:country="GB"/>
    </style:style>
    <style:style style:name="T82" style:parent-style-name="Absatz-Standardschriftart" style:family="text">
      <style:text-properties style:font-name="Arial" style:font-name-complex="Arial" fo:color="#00B050" fo:language="en" fo:country="GB"/>
    </style:style>
    <style:style style:name="T83" style:parent-style-name="Absatz-Standardschriftart" style:family="text">
      <style:text-properties style:font-name="Arial" style:font-name-complex="Arial" fo:font-style="italic" style:font-style-asian="italic" style:font-style-complex="italic" fo:color="#00B050" fo:language="en" fo:country="GB"/>
    </style:style>
    <style:style style:name="T84" style:parent-style-name="Absatz-Standardschriftart" style:family="text">
      <style:text-properties style:font-name="Arial" style:font-name-complex="Arial" fo:color="#00B050" fo:language="en" fo:country="GB"/>
    </style:style>
    <style:style style:name="T85" style:parent-style-name="Absatz-Standardschriftart" style:family="text">
      <style:text-properties style:font-name="Arial" style:font-name-complex="Arial" fo:font-style="italic" style:font-style-asian="italic" fo:color="#00B050" fo:language="en" fo:country="GB"/>
    </style:style>
    <style:style style:name="T86" style:parent-style-name="Absatz-Standardschriftart" style:family="text">
      <style:text-properties style:font-name="Arial" style:font-name-complex="Arial" fo:color="#00B050" fo:language="en" fo:country="GB"/>
    </style:style>
    <style:style style:name="P87" style:parent-style-name="Standard" style:family="paragraph">
      <style:text-properties style:font-name="Arial" style:font-name-complex="Arial" fo:language="en" fo:country="GB"/>
    </style:style>
    <style:style style:name="T88" style:parent-style-name="Absatz-Standardschriftart" style:family="text">
      <style:text-properties style:font-name="Arial" style:font-name-complex="Arial" fo:font-weight="bold" style:font-weight-asian="bold" fo:color="#00B050" fo:language="en" fo:country="GB"/>
    </style:style>
    <style:style style:name="T89" style:parent-style-name="Absatz-Standardschriftart" style:family="text">
      <style:text-properties style:font-name="Arial" style:font-name-complex="Arial" fo:color="#00B050" fo:language="en" fo:country="GB"/>
    </style:style>
    <style:style style:name="T90" style:parent-style-name="Absatz-Standardschriftart" style:family="text">
      <style:text-properties style:font-name="Arial" style:font-name-complex="Arial" fo:color="#00B050" fo:language="en" fo:country="GB"/>
    </style:style>
    <style:style style:name="T91" style:parent-style-name="Absatz-Standardschriftart" style:family="text">
      <style:text-properties style:font-name="Arial" style:font-name-complex="Arial" fo:color="#00B050" style:text-position="sub 63.6%" fo:language="en" fo:country="GB"/>
    </style:style>
    <style:style style:name="T92" style:parent-style-name="Absatz-Standardschriftart" style:family="text">
      <style:text-properties style:font-name="Arial" style:font-name-complex="Arial" fo:color="#00B050" fo:language="en" fo:country="GB"/>
    </style:style>
  </office:automatic-styles>
  <office:body>
    <office:text text:use-soft-page-breaks="true">
      <text:p text:style-name="P1">Response to reviewers:</text:p>
      <text:p text:style-name="P2">Reviewer comments:</text:p>
      <text:p text:style-name="Standard"><text:span text:style-name="T3">Reviewer: 1<text:s/></text:span><text:span text:style-name="T4"><text:line-break/></text:span><text:span text:style-name="T5"><text:line-break/>Comments to the Author<text:s/></text:span><text:span text:style-name="T6"><text:line-break/>This paper describes the application of a software for advanced bioprocess control. However, there are several concerns on this manuscript as below.<text:s/></text:span><text:span text:style-name="T7"><text:line-break/></text:span><text:span text:style-name="T8"><text:line-break/></text:span><text:span text:style-name="T9">・</text:span><text:span text:style-name="T10">This seems to be an application of commercially available products (DASGIP® Parallel Bioreactor Systems - Eppendorf International)<text:s/></text:span></text:p>
      <text:p text:style-name="P11"><text:span text:style-name="T12">Response</text:span><text:span text:style-name="T13">: If the reviewer is referring to the fedbatchXP software mentioned in line 122 of the introduction</text:span><text:span text:style-name="T14"><text:s/>of “Control of Parallelized Bioreactors I”</text:span><text:span text:style-name="T15">, we do understand that this may seem so, but, as mentioned in line 124 – 1</text:span><text:span text:style-name="T16">36</text:span><text:span text:style-name="T17">, the software has been discontinued and is not commercially available anymore. The authors chose to mention the software as it has been used to control a similar setup in past publication</text:span><text:span text:style-name="T18">s</text:span><text:span text:style-name="T19"><text:s/>and to put the new software into perspective. Further differences regarding its closed-source nature, specificity to a unique combination of devices, lack of standardized interfaces and expandability are mentioned as well (see lines<text:s/></text:span><text:span text:style-name="T20">124-136)</text:span><text:span text:style-name="T21">. Further differences regarding its process control capabilities, such as the definition of pre-defined task execution intervals and other constraints, were not mentioned as it was deemed out of scope of this article.</text:span></text:p>
      <text:p text:style-name="P22"/>
      <text:p text:style-name="P23">If this is not the case, we would like to clarify that the DASGIP Parallel Bioreactor System and the 48x parallel bioreactor system (BioREACTOR 48, 2mag AG) described in this study differ in multiple ways in regard to reactor system type and application area. The 48x parallel bioreactor system used in this study operates on the mL-scale and does not come with a commercially available operating software. To operate the presented setup, devices across vendors needed to be integrated and coordinated by the proposed software. This is done using standardized interfaces that were developed as part of this work.<text:s/></text:p>
      <text:p text:style-name="P24"><text:span text:style-name="T25">As opposed to the DASGIP L-scale reactor system, the presented setup is integrated into a standard liquid handling station (LHS) with 8 dosing units (needles). Since the LHS takes over the responsibility of substrate addition, pH-control, induction and even sampling and further processing of samples for 48 parallel bioreactors, a dynamic scheduling software is required to orchestrate the tasks for ideal process control and resource allocation. The DASGIP parallel bioreactor system operates on a L-scale and relies on dedicated channels and pumps for each reactor, thus there is no scheduling problem. <text:s/>Furthermore, the DASGIP system does not allow for automated sampling and sample analysis which is usually performed manually.</text:span><text:span text:style-name="T26"><text:s/>Please see the section “Hardware and Integration” (lines 180-193 and lines 203-223) in “Control of Parallelized Bioreactors I” for clarification.<text:s/></text:span></text:p>
      <text:p text:style-name="P27"/>
      <text:p text:style-name="Standard"><text:span text:style-name="T28"><text:line-break/></text:span><text:span text:style-name="T29">・</text:span><text:span text:style-name="T30">The originality or novelty of the work from the academic viewpoints is not clear. “Parallel” means complex bioreactors to be operated simultaneously in this study, which may be effective to save man-power consumption. However, what is the originality?<text:s/></text:span></text:p>
      <text:p text:style-name="P31"><text:span text:style-name="T32">Response</text:span><text:span text:style-name="T33">: The used 48x parallel bioreactor system in combination with a pipetting station has been used several times before in previous publications with the most recent one from Eichen et al. (2021). Regarding the novelty of this work:<text:s/></text:span></text:p>
      <text:list text:style-name="LFO1" text:continue-numbering="true">
        <text:list-item>
          <text:p text:style-name="P34">The fully automated 48-fold bioreactor system was applied to an industrially relevant enzyme with sophisticated product analysis</text:p>
        </text:list-item>
        <text:list-item>
          <text:p text:style-name="P35">A detailed computational model of the process based on Bayesian statistics was implemented to estimate product concentrations within and around the investigated parameter space</text:p>
        </text:list-item>
        <text:list-item>
          <text:p text:style-name="P36"><text:span text:style-name="T37">At optimal expression conditions, the volumetric activity was 1153 U mL</text:span><text:span text:style-name="T38">-1</text:span><text:span text:style-name="T39">, which is about 40-fold higher than the highest published data under study</text:span></text:p>
        </text:list-item>
      </text:list>
      <text:p text:style-name="P40"/>
      <text:p text:style-name="P41">In the original manuscript version we already tried to highlight the novelty and goals of the study in lines 182-187ff.:</text:p>
      <text:p text:style-name="P42"><text:span text:style-name="T43">“Therefore, the goal of this study was to apply a fully automated parallel bioreactor system for studies on the expression of a carboxyl reductase (CAR) in<text:s/></text:span><text:span text:style-name="T44">Escherichia coli</text:span><text:span text:style-name="T45"><text:s/>(</text:span><text:span text:style-name="T46">E. coli</text:span><text:span text:style-name="T47">). Carboxyl reductases are a class of large enzymes (approximately 130 kDa) used for the selective reduction of aldehydes from carboxylic acids in various applications [15]. Chemicals resulting from those reactions can be used in the manufacturing of drugs for cardiovascular, antiparasitic, and anticholinergic applications [15-17]. To quantify the expression success in<text:s/></text:span><text:span text:style-name="T48">E. coli</text:span><text:span text:style-name="T49">, whole-cell biotransformations were performed in deep-well-plates (DWP) for the determination of enzyme activity [18]. To keep the necessary robotic equipment as simple as possible, the analysis of the biotransformation was carried out without prior separation of the cells. However, this necessitated the model-based evaluation of the enzyme activity, since the photometric detection of the biotransformation product is disturbed by the growing cells.”</text:span></text:p>
      <text:p text:style-name="Standard"><text:span text:style-name="T50"><text:line-break/></text:span><text:span text:style-name="T51">・</text:span><text:span text:style-name="T52">Two manuscripts are too long for their contents. They should be combined and re-organized into the concise style of one manuscript.<text:s/></text:span></text:p>
      <text:p text:style-name="Standard"><text:span text:style-name="T53">Response</text:span><text:span text:style-name="T54">: In the conception phase of the manuscript contribution, we wondered if a single manuscript would be a sufficient approach. However, we figured out that both parts of the manuscripts describe complex and sophisticated work and results. Combining the two parts into a single manuscript would have resulte</text:span><text:span text:style-name="T55">d</text:span><text:span text:style-name="T56"><text:s/>in an overloaded manuscript with a huge variety of different technical and scientific aspects, which will by far exceed the usual length of scientific papers, which would reduce readability and might deter potential readers of the scientific community. In order two address this challenge, we decided to setup the manuscript as part one and two. <text:s/></text:span><text:span text:style-name="T57"><text:line-break/></text:span><text:span text:style-name="T58"><text:line-break/></text:span><text:span text:style-name="T59"><text:line-break/></text:span><text:span text:style-name="T60">Reviewer: 2<text:s/></text:span><text:span text:style-name="T61"><text:line-break/></text:span><text:span text:style-name="T62"><text:line-break/>Comments to the Author<text:s/></text:span><text:span text:style-name="T63"><text:line-break/></text:span></text:p>
      <text:p text:style-name="Standard"><text:span text:style-name="T64">This is Part 2 of a two-part manuscript describing the automation and control of a high throughput parallel bioreactor system. While Part 1 focused on development of the dynamic scheduling software architecture and its testing, Part 2 focuses on its implementation – specifically for optimisation of induced enzyme expression. As with the Part 1 manuscript, this is well written and clearly presented. The performance of the parallel bioreactor system is adequately explained as are the benefits of using the platform in conjunction with a DoE-based approach i.e. a greatly increased level of expressed enzyme activity.<text:s/></text:span></text:p>
      <text:p text:style-name="Standard"><text:span text:style-name="T65">Response</text:span><text:span text:style-name="T66">: Thank you for your positive feedback!</text:span><text:span text:style-name="T67"><text:line-break/></text:span><text:span text:style-name="T68"><text:line-break/>The authors might consider some minor modifications as listed below:<text:s/></text:span><text:span text:style-name="T69"><text:line-break/></text:span><text:span text:style-name="T70"><text:line-break/>1. P6, L18. ‘inductor’ should be ‘inducer’.<text:s/></text:span></text:p>
      <text:p text:style-name="Standard"><text:span text:style-name="T71">Response</text:span><text:span text:style-name="T72">: Thank you for your correction, the term has been changed.</text:span><text:span text:style-name="T73"><text:line-break/></text:span><text:span text:style-name="T74"><text:line-break/>2. On P12 the authors write: ‘Due to the intermittent dosage by the LHS, and the lower priority assigned for such tasks, those pH oscillations can not be avoided with this setup.’ They then argue that given the small magnitude of the fluctuations these pH changes are not likely to have any biological impact. While I agree with this, the corresponding fluctuations seen in DO are much larger (see Fig 3.) and could have a biological impact. The authors<text:s/></text:span><text:soft-page-break/><text:span text:style-name="T75">should comment on: (1) if and how DO was controlled during these experiments and (ii) the likely impact of such DO heterogeneities on E. coli growth and enzyme expression.<text:s/></text:span></text:p>
      <text:p text:style-name="Standard"><text:span text:style-name="T76">Response</text:span><text:span text:style-name="T77">: The DO fluctuations have been investigated thoroughly in the past by Faust et al. (Faust et al. "Feeding strategies enhance high cell density cultivation and protein expression in<text:s/></text:span><text:span text:style-name="T78">milliliter</text:span><text:span text:style-name="T79">scale bioreactors." Biotechnology Journal 9 (2014): 1293-1303.). They found that intermittent substrate feeding (and the corresponding DO changes) did not impact cell growth of<text:s/></text:span><text:span text:style-name="T80">E. coli</text:span><text:span text:style-name="T81">. However, the heterologous protein production was reduced for one of the two proteins under study. Further studies would be necessary to investigate whether the enzyme NoCAR is susceptible to intermittent substrate feeding. The discussion of the DO fluctuations was added in line 397-398 in the revised manuscript:<text:s/></text:span></text:p>
      <text:p text:style-name="Standard"><text:span text:style-name="T82">“The impact of DO fluctuations on the cell growth and protein production with<text:s/></text:span><text:span text:style-name="T83">E. coli</text:span><text:span text:style-name="T84"><text:s/>have been studied thoroughly by Faust et al. (2014). It was found that the intermittent substrate feeding did not result in lower final cell densities, but did reduce heterologous protein productivity for some target proteins. Further studies would be necessary to investigate whether the NoCAR expression in<text:s/></text:span><text:span text:style-name="T85">E. coli<text:s/></text:span><text:span text:style-name="T86">is susceptible to intermittent substrate feeding.”</text:span></text:p>
      <text:p text:style-name="P87"><text:line-break/><text:line-break/>3. The remainder of the article focuses on data treatment and model generation. This seems to account for the specific interference between product and biomass absorbance measurements and for the change in biomass concentration during enzyme expression studies. The current discussion is very focused on the specific experimental system under investigation. It would be useful if the authors could add a comment on the generic nature of the data workflow and model development i.e. could this be applied to other enzyme systems and other bioconversions (different substrates/products).</text:p>
      <text:p text:style-name="Standard"><text:span text:style-name="T88">Response</text:span><text:span text:style-name="T89">: The potential application to other enzyme systems and other bioconversions is now addressed in line 893ff. of the revised manuscript:</text:span></text:p>
      <text:p text:style-name="Standard"><text:span text:style-name="T90">“Similarly, the technique to reproduce the structure of an experimental process in a probabilistic model can be transferred to other bioprocess characterization workflows. For example, one could easily adopt the workflow to optimize other expression conditions such as pH or medium composition, by modifying the Gaussian process model for the s</text:span><text:span text:style-name="T91">design</text:span><text:span text:style-name="T92"><text:s/>variable to take other process design parameters as its input. Likewise, the biotransformation reaction of interest could be replaced by another 1st order reaction. Also higher order reaction kinetics could be incorporated by replacing the 1st order reaction with, for example an ODE model, that describes Michaelis-Menten, Hill- or cascade enzyme kinetics. We conclude that conducting biotransformations at higher throughput and analysing the data with Bayesian modeling is a versatile and promising approach to accelerate the development of biocatalytic process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asian="Times New Roman" fo:font-size="16pt" style:font-size-asian="16pt" style:font-size-complex="16pt" fo:hyphenate="false"/>
    </style:style>
    <style:style style:name="Standard" style:display-name="Standard" style:family="paragraph">
      <style:paragraph-properties fo:line-height="101%"/>
      <style:text-properties style:font-name="Arial Narrow"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rial Narrow" style:font-name-asian="Times New Roman" style:font-name-complex="Times New Roman" fo:font-size="16pt" style:font-size-asian="16pt" style:font-size-complex="16pt"/>
    </style:style>
    <style:style style:name="NurText" style:display-name="Nur Text" style:family="paragraph" style:parent-style-name="Standard">
      <style:paragraph-properties style:vertical-align="auto" fo:margin-bottom="0in" fo:line-height="100%"/>
      <style:text-properties style:font-name="Calibri" style:font-size-complex="10.5pt" fo:language="en" fo:country="GB" fo:hyphenate="false"/>
    </style:style>
    <style:style style:name="NurTextZchn" style:display-name="Nur Text Zchn" style:family="text" style:parent-style-name="Absatz-Standardschriftart">
      <style:text-properties style:font-name="Calibri" style:font-name-asian="Calibri" style:font-size-complex="10.5pt" fo:language="en" fo:country="GB"/>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style:font-name="Arial Narrow"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Arial Narrow" fo:font-weight="bold" style:font-weight-asian="bold" style:font-weight-complex="bold" fo:font-size="10pt" style:font-size-asian="10pt" style:font-size-complex="10pt"/>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kolas von den Eichen</meta:initial-creator>
    <dc:creator>Nikolas von den Eichen</dc:creator>
    <meta:creation-date>2022-09-09T11:02:00Z</meta:creation-date>
    <dc:date>2022-09-12T06:10:00Z</dc:date>
    <meta:print-date>2022-09-09T08:56:00Z</meta:print-date>
    <meta:template xlink:href="Normal" xlink:type="simple"/>
    <meta:editing-cycles>6</meta:editing-cycles>
    <meta:editing-duration>PT0S</meta:editing-duration>
    <meta:document-statistic meta:page-count="3" meta:paragraph-count="19" meta:word-count="1362" meta:character-count="9929" meta:row-count="71" meta:non-whitespace-character-count="8586"/>
  </office:meta>
</office:document-meta>
</file>